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color="#000000"/>
    </style:style>
    <style:style style:name="ce2" style:family="table-cell" style:parent-style-name="Default">
      <style:map style:condition="is-true-formula([.$I2] = 0)" style:apply-style-name="greyed_20_out" style:base-cell-address="QF_UF.A2"/>
    </style:style>
    <style:style style:name="ce3" style:family="table-cell" style:parent-style-name="Default">
      <style:table-cell-properties fo:border-bottom="0.74pt solid #000000" fo:border-left="none" fo:border-right="none" fo:border-top="none"/>
      <style:map style:condition="is-true-formula([.$I2] = 0)" style:apply-style-name="greyed_20_out" style:base-cell-address="QF_UF.A2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  <style:map style:condition="is-true-formula([.$I2] = 0)" style:apply-style-name="greyed_20_out" style:base-cell-address="QF_UF.A2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map style:condition="is-true-formula([.$I2] = 0)" style:apply-style-name="greyed_20_out" style:base-cell-address="QF_UF.A2"/>
    </style:style>
    <style:style style:name="ce28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11"/>
    <style:style style:name="ce3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map style:condition="is-true-formula([.$I2] = 0)" style:apply-style-name="greyed_20_out" style:base-cell-address="QF_LIA.A2"/>
    </style:style>
    <style:style style:name="ce44" style:family="table-cell" style:parent-style-name="Default">
      <style:table-cell-properties fo:border-bottom="none" fo:border-left="none" fo:border-right="0.74pt solid #000000" fo:border-top="none"/>
      <style:map style:condition="is-true-formula([.$I2] = 0)" style:apply-style-name="greyed_20_out" style:base-cell-address="QF_LIA.A2"/>
    </style:style>
    <style:style style:name="ce45" style:family="table-cell" style:parent-style-name="Default">
      <style:table-cell-properties fo:border-bottom="0.74pt solid #000000" fo:border-left="none" fo:border-right="0.74pt solid #000000" fo:border-top="none"/>
      <style:map style:condition="is-true-formula([.$I2] = 0)" style:apply-style-name="greyed_20_out" style:base-cell-address="QF_LIA.A2"/>
    </style:style>
    <style:style style:name="ce46" style:family="table-cell" style:parent-style-name="Default">
      <style:table-cell-properties fo:border-bottom="0.74pt solid #000000" fo:border-left="none" fo:border-right="none" fo:border-top="none"/>
      <style:map style:condition="is-true-formula([.$I2] = 0)" style:apply-style-name="greyed_20_out" style:base-cell-address="QF_LIA.A2"/>
    </style:style>
    <style:style style:name="ce47" style:family="table-cell" style:parent-style-name="Default">
      <style:map style:condition="is-true-formula([.$J2] = 0)" style:apply-style-name="greyed_20_out" style:base-cell-address="QF_LRA.A2"/>
    </style:style>
    <style:style style:name="ce48" style:family="table-cell" style:parent-style-name="Default">
      <style:table-cell-properties fo:border-bottom="none" fo:border-left="none" fo:border-right="0.74pt solid #000000" fo:border-top="none"/>
      <style:map style:condition="is-true-formula([.$J2] = 0)" style:apply-style-name="greyed_20_out" style:base-cell-address="QF_LRA.A2"/>
    </style:style>
    <style:style style:name="ce18" style:family="table-cell" style:parent-style-name="greyed_5f_out_5f_font">
      <style:table-cell-properties fo:border="none"/>
      <style:text-properties fo:color="#000000"/>
    </style:style>
    <style:style style:name="ce20" style:family="table-cell" style:parent-style-name="greyed_5f_out_5f_font">
      <style:table-cell-properties fo:border-bottom="none" fo:border-left="none" fo:border-right="0.74pt solid #000000" fo:border-top="none"/>
      <style:text-properties fo:color="#000000"/>
    </style:style>
    <style:style style:name="ce21" style:family="table-cell" style:parent-style-name="greyed_5f_out_5f_font">
      <style:text-properties fo:color="#000000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  <style:map style:condition="is-true-formula([.$I2] = 0)" style:apply-style-name="greyed_20_out" style:base-cell-address="QF_LIRA.A2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map style:condition="is-true-formula([.$I2] = 0)" style:apply-style-name="greyed_20_out" style:base-cell-address="QF_LIRA.A2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QF_UF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20170829-Rodin</text:p>
          </table:table-cell>
          <table:table-cell table:style-name="ce4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[.C2]-SUM([.D2:.H2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18-Goel-hwbench</text:p>
          </table:table-cell>
          <table:table-cell table:style-name="ce4"/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62" calcext:value-type="float">
            <text:p>62</text:p>
          </table:table-cell>
          <table:table-cell table:style-name="ce2" table:formula="of:=[.C3]-SUM([.D3:.H3]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190906-CLEARSY</text:p>
          </table:table-cell>
          <table:table-cell table:style-name="ce4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string" calcext:value-type="string">
            <text:p>DELETED </text:p>
          </table:table-cell>
          <table:table-cell office:value-type="string" calcext:value-type="string">
            <text:p>9 remain but they have define-funs &amp; weird operator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q_diamond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2" table:formula="of:=[.C5]-SUM([.D5:.H5])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Q</text:p>
          </table:table-cell>
          <table:table-cell table:style-name="ce4"/>
          <table:table-cell table:style-name="ce2" office:value-type="float" office:value="48" calcext:value-type="float">
            <text:p>4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C6]-SUM([.D6:.H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Q</text:p>
          </table:table-cell>
          <table:table-cell table:style-name="ce4"/>
          <table:table-cell table:style-name="ce2" office:value-type="float" office:value="47" calcext:value-type="float">
            <text:p>4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formula="of:=[.C7]-SUM([.D7:.H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G-classification</text:p>
          </table:table-cell>
          <table:table-cell table:style-name="ce2" office:value-type="float" office:value="6396" calcext:value-type="float">
            <text:p>6396</text:p>
          </table:table-cell>
          <table:table-cell/>
          <table:table-cell table:style-name="ce2" table:number-columns-repeated="4"/>
          <table:table-cell table:style-name="ce4"/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loops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39" calcext:value-type="float">
            <text:p>139</text:p>
          </table:table-cell>
          <table:table-cell table:style-name="ce2" table:formula="of:=[.C9]-SUM([.D9:.H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qg5</text:p>
          </table:table-cell>
          <table:table-cell table:style-name="ce2" office:value-type="float" office:value="5286" calcext:value-type="float">
            <text:p>5286</text:p>
          </table:table-cell>
          <table:table-cell table:style-name="ce2" office:value-type="float" office:value="1951" calcext:value-type="float">
            <text:p>1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10" calcext:value-type="float">
            <text:p>1510</text:p>
          </table:table-cell>
          <table:table-cell table:style-name="ce4" office:value-type="float" office:value="1816" calcext:value-type="float">
            <text:p>1816</text:p>
          </table:table-cell>
          <table:table-cell table:style-name="ce2" table:formula="of:=[.C10]-SUM([.D10:.H10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qg6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18" calcext:value-type="float">
            <text:p>18</text:p>
          </table:table-cell>
          <table:table-cell table:style-name="ce2" table:formula="of:=[.C11]-SUM([.D11:.H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qg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43" calcext:value-type="float">
            <text:p>43</text:p>
          </table:table-cell>
          <table:table-cell table:style-name="ce2" table:formula="of:=[.C12]-SUM([.D12:.H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Q</text:p>
          </table:table-cell>
          <table:table-cell table:style-name="ce4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float" office:value="19" calcext:value-type="float">
            <text:p>19</text:p>
          </table:table-cell>
          <table:table-cell table:style-name="ce2" table:formula="of:=[.C13]-SUM([.D13:.H1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ypeSafe</text:p>
          </table:table-cell>
          <table:table-cell table:style-name="ce5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C14]-SUM([.D14:.H14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2:.C14])" office:value-type="float" office:value="7503" calcext:value-type="float">
            <text:p>7503</text:p>
          </table:table-cell>
          <table:table-cell table:style-name="ce6" table:formula="of:=IF(SUM([.D2:.D14])=0;0;SUM([.D2:.D14])/[.$C$15])" office:value-type="percentage" office:value="0.418765827002532" calcext:value-type="percentage">
            <text:p>41.88%</text:p>
          </table:table-cell>
          <table:table-cell table:style-name="ce6" table:formula="of:=IF(SUM([.E2:.E14])=0;0;SUM([.E2:.E14])/[.$C$15])" office:value-type="percentage" office:value="0.00186592029854725" calcext:value-type="percentage">
            <text:p>0.19%</text:p>
          </table:table-cell>
          <table:table-cell table:style-name="ce6" table:formula="of:=IF(SUM([.F2:.F14])=0;0;SUM([.F2:.F14])/[.$C$15])" office:value-type="percentage" office:value="0" calcext:value-type="percentage">
            <text:p>0.00%</text:p>
          </table:table-cell>
          <table:table-cell table:style-name="ce6" table:formula="of:=IF(SUM([.G2:.G14])=0;0;SUM([.G2:.G14])/[.$C$15])" office:value-type="percentage" office:value="0.263894442223111" calcext:value-type="percentage">
            <text:p>26.39%</text:p>
          </table:table-cell>
          <table:table-cell table:style-name="ce6" table:formula="of:=IF(SUM([.H2:.H14])=0;0;SUM([.H2:.H14])/[.$C$15])" office:value-type="percentage" office:value="0.284286285485806" calcext:value-type="percentage">
            <text:p>28.43%</text:p>
          </table:table-cell>
          <table:table-cell table:formula="of:=SUM([.I2:.I14])" office:value-type="float" office:value="225" calcext:value-type="float">
            <text:p>225</text:p>
          </table:table-cell>
          <table:table-cell table:formula="of:=SUM([.J2:.J14])"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s timeout sol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s timeout proo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1500 proof step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 office:value-type="string" calcext:value-type="string">
            <text:p>Rewrites (excluding evaluate)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style-name="ce13"/>
          <table:table-cell/>
          <table:table-cell table:style-name="ce32" office:value-type="string" calcext:value-type="string" table:number-columns-spanned="1" table:number-rows-spanned="2">
            <text:p>nr without eq-symm</text:p>
          </table:table-cell>
          <table:table-cell table:style-name="ce15" office:value-type="string" calcext:value-type="string" table:number-columns-spanned="2" table:number-rows-spanned="1">
            <text:p>successfully reconstructed</text:p>
          </table:table-cell>
          <table:covered-table-cell table:style-name="ce15"/>
          <table:table-cell table:style-name="ce38" office:value-type="string" calcext:value-type="string" table:number-columns-spanned="2" table:number-rows-spanned="1">
            <text:p>Median Time</text:p>
          </table:table-cell>
          <table:covered-table-cell table:style-name="ce15"/>
          <table:table-cell table:style-name="ce40" office:value-type="string" calcext:value-type="string" table:number-columns-spanned="2" table:number-rows-spanned="1">
            <text:p>Average Time</text:p>
          </table:table-cell>
          <table:covered-table-cell/>
          <table:table-cell table:number-columns-repeated="1013"/>
        </table:table-row>
        <table:table-row table:style-name="ro1">
          <table:table-cell table:style-name="ce9"/>
          <table:table-cell table:style-name="ce28"/>
          <table:table-cell table:style-name="ce9" office:value-type="string" calcext:value-type="string">
            <text:p>nr benchmarks</text:p>
          </table:table-cell>
          <table:table-cell table:style-name="ce9" office:value-type="string" calcext:value-type="string">
            <text:p>nr rewrites</text:p>
          </table:table-cell>
          <table:covered-table-cell table:style-name="ce28"/>
          <table:table-cell table:style-name="ce9" office:value-type="string" calcext:value-type="string">
            <text:p>With auto</text:p>
          </table:table-cell>
          <table:table-cell table:style-name="ce28" office:value-type="string" calcext:value-type="string">
            <text:p>Using lemma</text:p>
          </table:table-cell>
          <table:table-cell table:style-name="ce9" office:value-type="string" calcext:value-type="string">
            <text:p>With auto</text:p>
          </table:table-cell>
          <table:table-cell table:style-name="ce28" office:value-type="string" calcext:value-type="string">
            <text:p>Using lemma</text:p>
          </table:table-cell>
          <table:table-cell table:style-name="ce9" office:value-type="string" calcext:value-type="string">
            <text:p>With auto</text:p>
          </table:table-cell>
          <table:table-cell table:style-name="ce9" office:value-type="string" calcext:value-type="string">
            <text:p>Using lemm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0829-Rodin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Goel-hwbench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45" calcext:value-type="float">
            <text:p>1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_diamond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G-classification</text:p>
          </table:table-cell>
          <table:table-cell table:style-name="ce15"/>
          <table:table-cell office:value-type="float" office:value="12" calcext:value-type="float">
            <text:p>12</text:p>
          </table:table-cell>
          <table:table-cell office:value-type="float" office:value="901" calcext:value-type="float">
            <text:p>901</text:p>
          </table:table-cell>
          <table:table-cell table:style-name="ce15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15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Q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TypeSafe</text:p>
          </table:table-cell>
          <table:table-cell table:style-name="ce28"/>
          <table:table-cell table:number-columns-repeated="2" table:style-name="ce9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9" office:value-type="float" office:value="1.33" calcext:value-type="float">
            <text:p>1.3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8:.D33])" office:value-type="float" office:value="1042" calcext:value-type="float">
            <text:p>1042</text:p>
          </table:table-cell>
          <table:table-cell table:formula="of:=SUM([.E28:.E33])" office:value-type="float" office:value="104" calcext:value-type="float">
            <text:p>104</text:p>
          </table:table-cell>
          <table:table-cell table:formula="of:=SUM([.F28:.F33])" office:value-type="float" office:value="104" calcext:value-type="float">
            <text:p>104</text:p>
          </table:table-cell>
          <table:table-cell table:style-name="ce15" table:formula="of:=SUM([.G28:.G33]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ool-double-not-elim: 2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ol-eq-nrefl: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-refl: 6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ol-eq-false: 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ol-eq-true: 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ol-and-false: 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DO: Run test of compression of eq-symms</text:p>
          </table:table-cell>
          <table:table-cell table:number-columns-repeated="1021"/>
        </table:table-row>
        <calcext:conditional-formats>
          <calcext:conditional-format calcext:target-range-address="QF_UF.A2:QF_UF.H7 QF_UF.A9:QF_UF.I14 QF_UF.A8:QF_UF.B8 QF_UF.D8:QF_UF.I8 QF_UF.I2:QF_UF.I3 QF_UF.I5:QF_UF.I7">
            <calcext:condition calcext:apply-style-name="greyed out" calcext:value="formula-is([.$I2] = 0)" calcext:base-cell-address="QF_UF.A2"/>
          </calcext:conditional-format>
        </calcext:conditional-formats>
      </table:table>
      <table:table table:name="QF_LIA" table:style-name="ta1">
        <table:table-column table:style-name="co1" table:number-columns-repeated="4" table:default-cell-style-name="Default"/>
        <table:table-column table:style-name="co1" table:default-cell-style-name="ce43"/>
        <table:table-column table:style-name="co1" table:number-columns-repeated="101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fter finding some more SAT(Why me…)</text:p>
          </table:table-cell>
          <table:table-cell table:style-name="ce1" table:number-columns-repeated="1013"/>
        </table:table-row>
        <table:table-row table:style-name="ro1">
          <table:table-cell table:style-name="ce43" office:value-type="string" calcext:value-type="string">
            <text:p>20180326-Bromberger</text:p>
          </table:table-cell>
          <table:table-cell table:style-name="ce44"/>
          <table:table-cell table:style-name="ce43" office:value-type="float" office:value="806" calcext:value-type="float">
            <text:p>806</text:p>
          </table:table-cell>
          <table:table-cell table:style-name="ce43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7" calcext:value-type="float">
            <text:p>77</text:p>
          </table:table-cell>
          <table:table-cell table:style-name="ce44" office:value-type="float" office:value="3" calcext:value-type="float">
            <text:p>3</text:p>
          </table:table-cell>
          <table:table-cell table:style-name="ce43" table:formula="of:=[.C2]-SUM([.D2:.H2])"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19-cmodelsdiff</text:p>
          </table:table-cell>
          <table:table-cell table:style-name="ce44"/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3" table:formula="of:=[.C3]-SUM([.D3:.H3])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19-ezsmt</text:p>
          </table:table-cell>
          <table:table-cell table:style-name="ce44"/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7" calcext:value-type="float">
            <text:p>47</text:p>
          </table:table-cell>
          <table:table-cell table:style-name="ce44" office:value-type="float" office:value="10" calcext:value-type="float">
            <text:p>10</text:p>
          </table:table-cell>
          <table:table-cell table:style-name="ce43" table:formula="of:=[.C4]-SUM([.D4:.H4])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210219-Dartagnan</text:p>
          </table:table-cell>
          <table:table-cell table:style-name="ce44"/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89" calcext:value-type="float">
            <text:p>89</text:p>
          </table:table-cell>
          <table:table-cell table:style-name="ce44" office:value-type="float" office:value="8" calcext:value-type="float">
            <text:p>8</text:p>
          </table:table-cell>
          <table:table-cell table:style-name="ce43" table:formula="of:=[.C5]-SUM([.D5:.H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220307-SMPT</text:p>
          </table:table-cell>
          <table:table-cell table:style-name="ce44"/>
          <table:table-cell table:style-name="ce43" office:value-type="float" office:value="5852" calcext:value-type="float">
            <text:p>5852</text:p>
          </table:table-cell>
          <table:table-cell table:style-name="ce43" office:value-type="float" office:value="4251" calcext:value-type="float">
            <text:p>4251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27" calcext:value-type="float">
            <text:p>127</text:p>
          </table:table-cell>
          <table:table-cell table:style-name="ce44" office:value-type="float" office:value="194" calcext:value-type="float">
            <text:p>194</text:p>
          </table:table-cell>
          <table:table-cell table:style-name="ce43" table:formula="of:=[.C6]-SUM([.D6:.H6])" office:value-type="float" office:value="1233" calcext:value-type="float">
            <text:p>123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230321-UltimateAutomizerSvcomp2023</text:p>
          </table:table-cell>
          <table:table-cell table:style-name="ce44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7]-SUM([.D7:.H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20231117-c_inference</text:p>
          </table:table-cell>
          <table:table-cell table:style-name="ce43"/>
          <table:table-cell table:style-name="ce13" office:value-type="float" office:value="80" calcext:value-type="float">
            <text:p>80</text:p>
          </table:table-cell>
          <table:table-cell table:style-name="ce43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3" table:formula="of:=[.C8]-SUM([.D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arctic-matrix</text:p>
          </table:table-cell>
          <table:table-cell table:style-name="ce44"/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5" calcext:value-type="float">
            <text:p>35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9]-SUM([.D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Averest</text:p>
          </table:table-cell>
          <table:table-cell table:style-name="ce44"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3" table:formula="of:=[.C10]-SUM([.D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bofill-scheduling</text:p>
          </table:table-cell>
          <table:table-cell table:style-name="ce44"/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43" calcext:value-type="float">
            <text:p>243</text:p>
          </table:table-cell>
          <table:table-cell table:style-name="ce43" table:formula="of:=[.C11]-SUM([.D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calypto</text:p>
          </table:table-cell>
          <table:table-cell table:style-name="ce44"/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3" table:formula="of:=[.C12]-SUM([.D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CAV_2009_benchmarks</text:p>
          </table:table-cell>
          <table:table-cell table:style-name="ce44"/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3" table:formula="of:=[.C13]-SUM([.D13:.H13])" office:value-type="float" office:value="79" calcext:value-type="float">
            <text:p>7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check</text:p>
          </table:table-cell>
          <table:table-cell table:style-name="ce44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14]-SUM([.D14:.H14]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CIRC</text:p>
          </table:table-cell>
          <table:table-cell table:style-name="ce44"/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9" calcext:value-type="float">
            <text:p>29</text:p>
          </table:table-cell>
          <table:table-cell table:style-name="ce44" office:value-type="float" office:value="4" calcext:value-type="float">
            <text:p>4</text:p>
          </table:table-cell>
          <table:table-cell table:style-name="ce43" table:formula="of:=[.C15]-SUM([.D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convert</text:p>
          </table:table-cell>
          <table:table-cell table:style-name="ce44"/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7" calcext:value-type="float">
            <text:p>17</text:p>
          </table:table-cell>
          <table:table-cell table:style-name="ce44" office:value-type="float" office:value="1" calcext:value-type="float">
            <text:p>1</text:p>
          </table:table-cell>
          <table:table-cell table:style-name="ce43" table:formula="of:=[.C16]-SUM([.D16:.H16])"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cut_lemmas</text:p>
          </table:table-cell>
          <table:table-cell table:style-name="ce44"/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44" calcext:value-type="float">
            <text:p>44</text:p>
          </table:table-cell>
          <table:table-cell table:style-name="ce44" office:value-type="float" office:value="26" calcext:value-type="float">
            <text:p>26</text:p>
          </table:table-cell>
          <table:table-cell table:style-name="ce43" table:formula="of:=[.C17]-SUM([.D17:.H17])"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dillig</text:p>
          </table:table-cell>
          <table:table-cell table:style-name="ce44"/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3" table:formula="of:=[.C18]-SUM([.D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mathsat</text:p>
          </table:table-cell>
          <table:table-cell table:style-name="ce44"/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62" calcext:value-type="float">
            <text:p>62</text:p>
          </table:table-cell>
          <table:table-cell table:style-name="ce44" office:value-type="float" office:value="29" calcext:value-type="float">
            <text:p>29</text:p>
          </table:table-cell>
          <table:table-cell table:style-name="ce43" table:formula="of:=[.C19]-SUM([.D19:.H19])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miplib2003</text:p>
          </table:table-cell>
          <table:table-cell table:style-name="ce44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20]-SUM([.D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nec-smt</text:p>
          </table:table-cell>
          <table:table-cell table:style-name="ce44"/>
          <table:table-cell table:style-name="ce43" office:value-type="float" office:value="2780" calcext:value-type="float">
            <text:p>2780</text:p>
          </table:table-cell>
          <table:table-cell table:style-name="ce43"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524" calcext:value-type="float">
            <text:p>1524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21]-SUM([.D21:.H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pb2010</text:p>
          </table:table-cell>
          <table:table-cell table:style-name="ce44"/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3" table:formula="of:=[.C22]-SUM([.D22:.H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pidgeons</text:p>
          </table:table-cell>
          <table:table-cell table:style-name="ce44"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23]-SUM([.D23:.H23])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prime-cone</text:p>
          </table:table-cell>
          <table:table-cell table:style-name="ce44"/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17" calcext:value-type="float">
            <text:p>17</text:p>
          </table:table-cell>
          <table:table-cell table:style-name="ce43" table:formula="of:=[.C24]-SUM([.D24:.H2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rings</text:p>
          </table:table-cell>
          <table:table-cell table:style-name="ce44"/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231" calcext:value-type="float">
            <text:p>231</text:p>
          </table:table-cell>
          <table:table-cell table:style-name="ce44" office:value-type="float" office:value="14" calcext:value-type="float">
            <text:p>14</text:p>
          </table:table-cell>
          <table:table-cell table:style-name="ce43" table:formula="of:=[.C25]-SUM([.D25:.H25])"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rings_preprocessed</text:p>
          </table:table-cell>
          <table:table-cell table:style-name="ce44"/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225" calcext:value-type="float">
            <text:p>225</text:p>
          </table:table-cell>
          <table:table-cell table:style-name="ce44" office:value-type="float" office:value="14" calcext:value-type="float">
            <text:p>14</text:p>
          </table:table-cell>
          <table:table-cell table:style-name="ce43" table:formula="of:=[.C26]-SUM([.D26:.H26])"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RTCL</text:p>
          </table:table-cell>
          <table:table-cell table:style-name="ce44"/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27]-SUM([.D27:.H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RWS</text:p>
          </table:table-cell>
          <table:table-cell table:style-name="ce44"/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3" table:formula="of:=[.C28]-SUM([.D28:.H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slacks</text:p>
          </table:table-cell>
          <table:table-cell table:style-name="ce44"/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6" calcext:value-type="float">
            <text:p>16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29]-SUM([.D29:.H2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tightrhombus</text:p>
          </table:table-cell>
          <table:table-cell table:style-name="ce44"/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8" calcext:value-type="float">
            <text:p>18</text:p>
          </table:table-cell>
          <table:table-cell table:style-name="ce44" office:value-type="float" office:value="4" calcext:value-type="float">
            <text:p>4</text:p>
          </table:table-cell>
          <table:table-cell table:style-name="ce43" table:formula="of:=[.C30]-SUM([.D30:.H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tropical-matrix</text:p>
          </table:table-cell>
          <table:table-cell table:style-name="ce44"/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style-name="ce43" table:formula="of:=[.C31]-SUM([.D31:.H3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wisa</text:p>
          </table:table-cell>
          <table:table-cell table:style-name="ce44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table:formula="of:=[.C32]-SUM([.D32:.H3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45"/>
          <table:table-cell table:style-name="ce46" table:number-columns-repeated="5"/>
          <table:table-cell table:style-name="ce45"/>
          <table:table-cell table:style-name="ce46" table:formula="of:=[.C33]-SUM([.D33:.H33])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number-columns-repeated="2"/>
          <table:table-cell table:formula="of:=SUM([.C2:.C33])" office:value-type="float" office:value="13297" calcext:value-type="float">
            <text:p>13297</text:p>
          </table:table-cell>
          <table:table-cell table:style-name="ce6" table:formula="of:=IF(SUM([.D2:.D33])=0;0;SUM([.D2:.D33])/[.$C$34])" office:value-type="percentage" office:value="0.613371437166278" calcext:value-type="percentage">
            <text:p>61.34%</text:p>
          </table:table-cell>
          <table:table-cell table:style-name="ce6" table:formula="of:=IF(SUM([.E2:.E33])=0;0;SUM([.E2:.E33])/[.$C$34])" office:value-type="percentage" office:value="0.0142137324208468" calcext:value-type="percentage">
            <text:p>1.42%</text:p>
          </table:table-cell>
          <table:table-cell table:style-name="ce6" table:formula="of:=IF(SUM([.F2:.F33])=0;0;SUM([.F2:.F33])/[.$C$34])" office:value-type="percentage" office:value="0" calcext:value-type="percentage">
            <text:p>0.00%</text:p>
          </table:table-cell>
          <table:table-cell table:style-name="ce6" table:formula="of:=IF(SUM([.G2:.G33])=0;0;SUM([.G2:.G33])/[.$C$34])" office:value-type="percentage" office:value="0.196360081221328" calcext:value-type="percentage">
            <text:p>19.64%</text:p>
          </table:table-cell>
          <table:table-cell table:style-name="ce6" table:formula="of:=IF(SUM([.H2:.H33])=0;0;SUM([.H2:.H33])/[.$C$34])" office:value-type="percentage" office:value="0.0449725501992931" calcext:value-type="percentage">
            <text:p>4.50%</text:p>
          </table:table-cell>
          <table:table-cell table:formula="of:=SUM([.I2:.I33])" office:value-type="float" office:value="1743" calcext:value-type="float">
            <text:p>1743</text:p>
          </table:table-cell>
          <table:table-cell table:formula="of:=SUM([.J2:.J33])" office:value-type="float" office:value="120" calcext:value-type="float">
            <text:p>120</text:p>
          </table:table-cell>
          <table:table-cell table:formula="of:=SUM([.K2:.K33])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(some of these might be sat, see above)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1s timeout solving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5s timeout proof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&lt;1500 proof step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4" office:value-type="string" calcext:value-type="string">
            <text:p>Rewrites (excluding evaluate)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2">
            <text:p>nr without eq-symm</text:p>
          </table:table-cell>
          <table:table-cell office:value-type="string" calcext:value-type="string" table:number-columns-spanned="2" table:number-rows-spanned="1">
            <text:p>successfully reconstructed</text:p>
          </table:table-cell>
          <table:covered-table-cell/>
          <table:table-cell table:number-columns-repeated="1017"/>
        </table:table-row>
        <table:table-row table:style-name="ro1">
          <table:table-cell table:style-name="ce9"/>
          <table:table-cell table:style-name="ce28"/>
          <table:table-cell table:style-name="ce9" office:value-type="string" calcext:value-type="string">
            <text:p>nr benchmarks</text:p>
          </table:table-cell>
          <table:table-cell table:style-name="ce9" office:value-type="string" calcext:value-type="string">
            <text:p>nr rewrites</text:p>
          </table:table-cell>
          <table:covered-table-cell table:style-name="ce28"/>
          <table:table-cell table:style-name="ce9" office:value-type="string" calcext:value-type="string">
            <text:p>With auto</text:p>
          </table:table-cell>
          <table:table-cell table:style-name="ce9" office:value-type="string" calcext:value-type="string">
            <text:p>Using lem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80326-Bromberger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1967" calcext:value-type="float">
            <text:p>1967</text:p>
          </table:table-cell>
          <table:table-cell table:style-name="ce15" office:value-type="float" office:value="1154" calcext:value-type="float">
            <text:p>1154</text:p>
          </table:table-cell>
          <table:table-cell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cmodelsdiff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ezsmt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0219-Dartagnan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0307-SMPT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style-name="ce15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0321-UltimateAutomizerSvcomp2023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V_2009_benchmarks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2408" calcext:value-type="float">
            <text:p>2408</text:p>
          </table:table-cell>
          <table:table-cell table:style-name="ce15" office:value-type="float" office:value="1660" calcext:value-type="float">
            <text:p>1660</text:p>
          </table:table-cell>
          <table:table-cell office:value-type="float" office:value="1426" calcext:value-type="float">
            <text:p>1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</text:p>
          </table:table-cell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table:style-name="ce15"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t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style-name="ce15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_lemmas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2056" calcext:value-type="float">
            <text:p>2056</text:p>
          </table:table-cell>
          <table:table-cell table:style-name="ce15" office:value-type="float" office:value="1535" calcext:value-type="float">
            <text:p>1535</text:p>
          </table:table-cell>
          <table:table-cell office:value-type="float" office:value="1381" calcext:value-type="float">
            <text:p>1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sat</text:p>
          </table:table-cell>
          <table:table-cell table:style-name="ce15"/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table:style-name="ce15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dgeons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e-cone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style-name="ce15"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s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2266" calcext:value-type="float">
            <text:p>2266</text:p>
          </table:table-cell>
          <table:table-cell table:style-name="ce15" office:value-type="float" office:value="2076" calcext:value-type="float">
            <text:p>2076</text:p>
          </table:table-cell>
          <table:table-cell office:value-type="float" office:value="2076" calcext:value-type="float">
            <text:p>2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s_preprocessed</text:p>
          </table:table-cell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1748" calcext:value-type="float">
            <text:p>1748</text:p>
          </table:table-cell>
          <table:table-cell table:style-name="ce15" office:value-type="float" office:value="1411" calcext:value-type="float">
            <text:p>1411</text:p>
          </table:table-cell>
          <table:table-cell office:value-type="float" office:value="1411" calcext:value-type="float">
            <text:p>141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lacks</text:p>
          </table:table-cell>
          <table:table-cell table:style-name="ce2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formula="of:=SUM([.C48:.C63])" office:value-type="float" office:value="120" calcext:value-type="float">
            <text:p>120</text:p>
          </table:table-cell>
          <table:table-cell table:formula="of:=SUM([.D48:.D63])" office:value-type="float" office:value="11982" calcext:value-type="float">
            <text:p>11982</text:p>
          </table:table-cell>
          <table:table-cell table:style-name="Default" table:formula="of:=SUM([.E48:.E63])" office:value-type="float" office:value="8892" calcext:value-type="float">
            <text:p>8892</text:p>
          </table:table-cell>
          <table:table-cell table:formula="of:=SUM([.F48:.F63])" office:value-type="float" office:value="8129" calcext:value-type="float">
            <text:p>8129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bool-double-not-elim: 3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eq-refl: 26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elim-lt: 54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poly-norm: 649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leq-norm: 49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geq-norm2: 11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elim-leq: 43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elim-gt: 2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bool-eq-true: 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bool-and-false: 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refl-leq: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bool-or-true: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geq-tighten: 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bool-eq-false: 12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arith-int-eq-elim: 47</text:p>
          </table:table-cell>
          <table:table-cell table:number-columns-repeated="1019"/>
        </table:table-row>
        <calcext:conditional-formats>
          <calcext:conditional-format calcext:target-range-address="QF_LIA.A2:QF_LIA.I2 QF_LIA.A9:QF_LIA.H16 QF_LIA.A8:QF_LIA.B8 QF_LIA.D8:QF_LIA.H8 QF_LIA.A6:QF_LIA.H7 QF_LIA.A5:QF_LIA.E5 QF_LIA.G5:QF_LIA.H5 QF_LIA.B33:QF_LIA.H33 QF_LIA.A17:QF_LIA.B32 QF_LIA.G29:QF_LIA.H32 QF_LIA.I3:QF_LIA.I33 QF_LIA.C17:QF_LIA.E27 QF_LIA.C29:QF_LIA.E32 QF_LIA.G17:QF_LIA.H27 QF_LIA.A3:QF_LIA.H4">
            <calcext:condition calcext:apply-style-name="greyed out" calcext:value="formula-is([.$I2] = 0)" calcext:base-cell-address="QF_LIA.A2"/>
          </calcext:conditional-format>
        </calcext:conditional-formats>
      </table:table>
      <table:table table:name="QF_LRA" table:style-name="ta1">
        <table:table-column table:style-name="co1" table:default-cell-style-name="ce47"/>
        <table:table-column table:style-name="co1" table:default-cell-style-name="ce48"/>
        <table:table-column table:style-name="co1" table:number-columns-repeated="3" table:default-cell-style-name="ce47"/>
        <table:table-column table:style-name="co1" table:default-cell-style-name="Default"/>
        <table:table-column table:style-name="co1" table:number-columns-repeated="2" table:default-cell-style-name="ce47"/>
        <table:table-column table:style-name="co1" table:default-cell-style-name="ce48"/>
        <table:table-column table:style-name="co1" table:default-cell-style-name="ce47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Unsupported comman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17-Heizmann-UltimateInvariantSynthesis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]-SUM([.D2:.I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ezsmt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SUM([.D3: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SUM([.D4: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ck_synchro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C5]-SUM([.D5:.I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P-Scheduling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]-SUM([.D6:.I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ymaer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7]-SUM([.D7:.I7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soRanker</text:p>
          </table:table-cell>
          <table:table-cell table:style-name="ce47"/>
          <table:table-cell table:style-name="ce13" office:value-type="float" office:value="419" calcext:value-type="float">
            <text:p>419</text:p>
          </table:table-cell>
          <table:table-cell office:value-type="float" office:value="267" calcext:value-type="float">
            <text:p>2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8]-SUM([.D8:.I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tendress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]-SUM([.D9:.I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i-tarski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338" calcext:value-type="float">
            <text:p>3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]-SUM([.D10:.I10])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plib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-SUM([.D11:.I1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[.C12]-SUM([.D12:.I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C13]-SUM([.D13:.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der_benchmark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C14]-SUM([.D14:.I14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SUM([.D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pical-matri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6]-SUM([.D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ta_startup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17]-SUM([.D17:.I1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C18]-SUM([.D18:.I1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table:formula="of:=SUM([.C2:.C18])" office:value-type="float" office:value="1753" calcext:value-type="float">
            <text:p>1753</text:p>
          </table:table-cell>
          <table:table-cell table:style-name="ce6" table:formula="of:=IF(SUM([.D2:.D18])=0;0;SUM([.D2:.D18])/[.$C$19])" office:value-type="percentage" office:value="0.539646320593269" calcext:value-type="percentage">
            <text:p>53.96%</text:p>
          </table:table-cell>
          <table:table-cell table:style-name="ce6" table:formula="of:=IF(SUM([.E2:.E18])=0;0;SUM([.E2:.E18])/[.$C$19])" office:value-type="percentage" office:value="0.0142612664004564" calcext:value-type="percentage">
            <text:p>1.43%</text:p>
          </table:table-cell>
          <table:table-cell/>
          <table:table-cell table:style-name="ce6" table:formula="of:=IF(SUM([.G2:.G18])=0;0;SUM([.G2:.G18])/[.$C$19])" office:value-type="percentage" office:value="0" calcext:value-type="percentage">
            <text:p>0.00%</text:p>
          </table:table-cell>
          <table:table-cell table:style-name="ce6" table:formula="of:=IF(SUM([.H2:.H18])=0;0;SUM([.H2:.H18])/[.$C$19])" office:value-type="percentage" office:value="0.188248716486024" calcext:value-type="percentage">
            <text:p>18.82%</text:p>
          </table:table-cell>
          <table:table-cell table:style-name="ce6" table:formula="of:=IF(SUM([.I2:.I18])=0;0;SUM([.I2:.I18])/[.$C$19])" office:value-type="percentage" office:value="0.0752994865944096" calcext:value-type="percentage">
            <text:p>7.53%</text:p>
          </table:table-cell>
          <table:table-cell table:style-name="Default" table:formula="of:=SUM([.J2:.J18])" office:value-type="float" office:value="215" calcext:value-type="float">
            <text:p>215</text:p>
          </table:table-cell>
          <table:table-cell table:formula="of:=SUM([.K2:.K18])" office:value-type="float" office:value="51" calcext:value-type="float">
            <text:p>51</text:p>
          </table:table-cell>
          <table:table-cell table:formula="of:=SUM([.L2:.L1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1s timeout solving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5s timeout proofs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&lt;1500 proof steps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calcext:conditional-formats>
          <calcext:conditional-format calcext:target-range-address="QF_LRA.G2:QF_LRA.J2 QF_LRA.I6:QF_LRA.I16 QF_LRA.A8:QF_LRA.B8 QF_LRA.H5:QF_LRA.I5 QF_LRA.G3:QF_LRA.I4 QF_LRA.A2:QF_LRA.E7 QF_LRA.A9:QF_LRA.E18 QF_LRA.D8:QF_LRA.E8 QF_LRA.H17:QF_LRA.I17 QF_LRA.J3:QF_LRA.J17 QF_LRA.H18:QF_LRA.J18 QF_LRA.G6:QF_LRA.H7 QF_LRA.G9:QF_LRA.H16 QF_LRA.H8:QF_LRA.H8">
            <calcext:condition calcext:apply-style-name="greyed out" calcext:value="formula-is([.$J2] = 0)" calcext:base-cell-address="QF_LRA.A2"/>
          </calcext:conditional-format>
        </calcext:conditional-formats>
      </table:table>
      <table:table table:name="UF" table:style-name="ta1">
        <table:table-column table:style-name="co1" table:number-columns-repeated="2" table:default-cell-style-name="ce19"/>
        <table:table-column table:style-name="co1" table:number-columns-repeated="6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ce8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Unsupported command</text:p>
          </table:table-cell>
          <table:table-cell table:style-name="ce7" office:value-type="string" calcext:value-type="string">
            <text:p># Proof Error/Timeout</text:p>
          </table:table-cell>
          <table:table-cell table:style-name="ce22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/>
        </table:table-row>
        <table:table-row table:style-name="ro1">
          <table:table-cell table:style-name="ce18" office:value-type="string" calcext:value-type="string">
            <text:p>20170428-Barrett</text:p>
          </table:table-cell>
          <table:table-cell table:style-name="ce20"/>
          <table:table-cell table:style-name="ce21" office:value-type="float" office:value="2963" calcext:value-type="float">
            <text:p>2963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79" calcext:value-type="float">
            <text:p>1379</text:p>
          </table:table-cell>
          <table:table-cell table:style-name="ce20" office:value-type="float" office:value="13" calcext:value-type="float">
            <text:p>13</text:p>
          </table:table-cell>
          <table:table-cell table:style-name="ce21" table:formula="of:=[.C2]-SUM([.D2:.I2])" office:value-type="float" office:value="1479" calcext:value-type="float">
            <text:p>1479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20190906-CLEARSY</text:p>
          </table:table-cell>
          <table:table-cell table:style-name="ce20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C3]-SUM([.D3:.I3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office:value-type="string" calcext:value-type="string">
            <text:p>20201221-induction-by-reflection-schoisswohl</text:p>
          </table:table-cell>
          <table:table-cell table:style-name="ce15"/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4]-SUM([.D4:.I4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asshopper</text:p>
          </table:table-cell>
          <table:table-cell table:style-name="ce15"/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5" office:value-type="float" office:value="56" calcext:value-type="float">
            <text:p>56</text:p>
          </table:table-cell>
          <table:table-cell table:style-name="ce21" table:formula="of:=[.C5]-SUM([.D5:.I5])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sc</text:p>
          </table:table-cell>
          <table:table-cell table:style-name="ce15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6]-SUM([.D6:.I6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ledgehammer</text:p>
          </table:table-cell>
          <table:table-cell table:style-name="ce15"/>
          <table:table-cell table:formula="of:=SUM([.C8:.C16])" office:value-type="float" office:value="4140" calcext:value-type="float">
            <text:p>4140</text:p>
          </table:table-cell>
          <table:table-cell table:number-columns-repeated="5"/>
          <table:table-cell table:style-name="ce15"/>
          <table:table-cell table:style-name="ce2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Arrow_Order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15" office:value-type="float" office:value="25" calcext:value-type="float">
            <text:p>25</text:p>
          </table:table-cell>
          <table:table-cell table:style-name="ce21" table:formula="of:=[.C8]-SUM([.D8:.I8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FFT</text:p>
          </table:table-cell>
          <table:table-cell office:value-type="float" office:value="515" calcext:value-type="float">
            <text:p>515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9]-SUM([.D9:.I9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5" office:value-type="string" calcext:value-type="string">
            <text:p>Fundamental_Theorem_Algebra</text:p>
          </table:table-cell>
          <table:table-cell office:value-type="float" office:value="979" calcext:value-type="float">
            <text:p>979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formula="of:=[.C10]-SUM([.D10:.I10])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Hoare</text:p>
          </table:table-cell>
          <table:table-cell office:value-type="float" office:value="523" calcext:value-type="float">
            <text:p>523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30" calcext:value-type="float">
            <text:p>30</text:p>
          </table:table-cell>
          <table:table-cell table:style-name="ce21" table:formula="of:=[.C11]-SUM([.D11:.I11]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NS_Shared</text:p>
          </table:table-cell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21" table:formula="of:=[.C12]-SUM([.D12:.I12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epres</text:p>
          </table:table-cell>
          <table:table-cell office:value-type="float" office:value="553" calcext:value-type="float">
            <text:p>5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style-name="ce21" table:formula="of:=[.C13]-SUM([.D13:.I13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ongNorm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21" table:formula="of:=[.C14]-SUM([.D14:.I14]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woSquares</text:p>
          </table:table-cell>
          <table:table-cell office:value-type="float" office:value="331" calcext:value-type="float">
            <text:p>33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style-name="ce21" table:formula="of:=[.C15]-SUM([.D15:.I15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peSafe</text:p>
          </table:table-cell>
          <table:table-cell office:value-type="float" office:value="460" calcext:value-type="float">
            <text:p>4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style-name="ce21" table:formula="of:=[.C16]-SUM([.D16:.I16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teig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1" table:formula="of:=[.C17]-SUM([.D17:.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1" table:formula="of:=SUM([.J2:.J17])" office:value-type="float" office:value="2945" calcext:value-type="float">
            <text:p>2945</text:p>
          </table:table-cell>
          <table:table-cell table:formula="of:=SUM([.K2:.K17])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1"/>
          <table:table-cell table:number-columns-repeated="2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F_LIRA" table:style-name="ta1">
        <table:table-column table:style-name="co1" table:number-columns-repeated="1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/>
        </table:table-row>
        <table:table-row table:style-name="ro1">
          <table:table-cell table:style-name="ce24" office:value-type="string" calcext:value-type="string">
            <text:p>LCTS</text:p>
          </table:table-cell>
          <table:table-cell table:style-name="ce25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 table:formula="of:=[.C2]-SUM([.D2:.H2])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</table:table-row>
        <table:table-row table:style-name="ro1">
          <table:table-cell table:number-columns-repeated="2"/>
          <table:table-cell table:formula="of:=SUM([.C2:.C2])" office:value-type="float" office:value="7" calcext:value-type="float">
            <text:p>7</text:p>
          </table:table-cell>
          <table:table-cell table:style-name="ce6" table:formula="of:=IF(SUM([.D2:.D2])=0;0;SUM([.D2:.D2])/[.$C$3])" office:value-type="percentage" office:value="0.142857142857143" calcext:value-type="percentage">
            <text:p>14.29%</text:p>
          </table:table-cell>
          <table:table-cell table:style-name="ce6" table:formula="of:=IF(SUM([.E2:.E2])=0;0;SUM([.E2:.E2])/[.$C$3])" office:value-type="percentage" office:value="0" calcext:value-type="percentage">
            <text:p>0.00%</text:p>
          </table:table-cell>
          <table:table-cell table:style-name="ce6" table:formula="of:=IF(SUM([.F2:.F2])=0;0;SUM([.F2:.F2])/[.$C$3])" office:value-type="percentage" office:value="0" calcext:value-type="percentage">
            <text:p>0.00%</text:p>
          </table:table-cell>
          <table:table-cell table:style-name="ce6" table:formula="of:=IF(SUM([.G2:.G2])=0;0;SUM([.G2:.G2])/[.$C$3])" office:value-type="percentage" office:value="0" calcext:value-type="percentage">
            <text:p>0.00%</text:p>
          </table:table-cell>
          <table:table-cell table:style-name="ce6" table:formula="of:=IF(SUM([.H2:.H2])=0;0;SUM([.H2:.H2])/[.$C$3])" office:value-type="percentage" office:value="0.857142857142857" calcext:value-type="percentage">
            <text:p>85.71%</text:p>
          </table:table-cell>
          <table:table-cell table:formula="of:=SUM([.I2:.I2])" office:value-type="float" office:value="0" calcext:value-type="float">
            <text:p>0</text:p>
          </table:table-cell>
          <table:table-cell table:formula="of:=SUM([.J2:.J2]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1s timeout solv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s timeout proof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1500 proof steps</text:p>
          </table:table-cell>
          <table:table-cell table:number-columns-repeated="10"/>
        </table:table-row>
        <calcext:conditional-formats>
          <calcext:conditional-format calcext:target-range-address="QF_LIRA.A2:QF_LIRA.I2">
            <calcext:condition calcext:apply-style-name="greyed out" calcext:value="formula-is([.$I2] = 0)" calcext:base-cell-address="QF_LIRA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ed_20_out" style:display-name="greyed out" style:family="table-cell" style:parent-style-name="Default">
      <style:table-cell-properties style:diagonal-bl-tr="none" style:diagonal-tl-br="none"/>
      <style:text-properties fo:color="#666666"/>
    </style:style>
    <style:style style:name="greyed_5f_out_5f_font" style:display-name="greyed_out_font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1:52:20.312504341</meta:creation-date>
    <meta:generator>LibreOffice/7.3.7.2$Linux_X86_64 LibreOffice_project/30$Build-2</meta:generator>
    <dc:date>2024-11-14T12:36:01.434391462</dc:date>
    <meta:editing-duration>P1DT20H44M</meta:editing-duration>
    <meta:editing-cycles>106</meta:editing-cycles>
    <meta:document-statistic meta:table-count="5" meta:cell-count="993" meta:object-count="0"/>
  </office:meta>
</office:document-meta>
</file>